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300000265D261ACBCC2E9B1A0.png" manifest:media-type="image/png"/>
  <manifest:file-entry manifest:full-path="Pictures/10000201000002740000012C6DCC3E11B90FB5A1.png" manifest:media-type="image/png"/>
  <manifest:file-entry manifest:full-path="Pictures/100002010000027F000002DF1F6974A3977E783D.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681in" table:align="margins"/>
    </style:style>
    <style:style style:name="Table1.A" style:family="table-column">
      <style:table-column-properties style:column-width="3.134in" style:rel-column-width="32767*"/>
    </style:style>
    <style:style style:name="Table1.B" style:family="table-column">
      <style:table-column-properties style:column-width="3.134in" style:rel-column-width="32768*"/>
    </style:style>
    <style:style style:name="Table1.A1" style:family="table-cell">
      <style:table-cell-properties fo:padding="0in" fo:border="none"/>
    </style:style>
    <style:style style:name="Table2" style:family="table">
      <style:table-properties style:width="6.2681in" table:align="margins"/>
    </style:style>
    <style:style style:name="Table2.A" style:family="table-column">
      <style:table-column-properties style:column-width="1.1229in" style:rel-column-width="1617*"/>
    </style:style>
    <style:style style:name="Table2.B" style:family="table-column">
      <style:table-column-properties style:column-width="1.1222in" style:rel-column-width="1616*"/>
    </style:style>
    <style:style style:name="Table2.C" style:family="table-column">
      <style:table-column-properties style:column-width="1.4417in" style:rel-column-width="2076*"/>
    </style:style>
    <style:style style:name="Table2.D" style:family="table-column">
      <style:table-column-properties style:column-width="2.5813in" style:rel-column-width="3717*"/>
    </style:style>
    <style:style style:name="Table2.A1" style:family="table-cell">
      <style:table-cell-properties fo:padding="0in" fo:border="none"/>
    </style:style>
    <style:style style:name="P1" style:family="paragraph" style:parent-style-name="Header">
      <style:text-properties officeooo:rsid="00906b03" officeooo:paragraph-rsid="00941a6f"/>
    </style:style>
    <style:style style:name="P2" style:family="paragraph" style:parent-style-name="Header">
      <style:text-properties officeooo:rsid="00906b03" officeooo:paragraph-rsid="00906b03"/>
    </style:style>
    <style:style style:name="P3" style:family="paragraph" style:parent-style-name="Header">
      <style:paragraph-properties fo:text-align="start" style:justify-single-word="false"/>
      <style:text-properties officeooo:paragraph-rsid="00922f50"/>
    </style:style>
    <style:style style:name="P4" style:family="paragraph" style:parent-style-name="Header">
      <style:paragraph-properties fo:text-align="start" style:justify-single-word="false"/>
      <style:text-properties officeooo:paragraph-rsid="0099944c"/>
    </style:style>
    <style:style style:name="P5" style:family="paragraph" style:parent-style-name="Heading_20_1">
      <style:paragraph-properties fo:line-height="200%"/>
    </style:style>
    <style:style style:name="P6" style:family="paragraph" style:parent-style-name="Quotations">
      <style:paragraph-properties fo:margin-left="0.5in" fo:margin-right="0in" fo:line-height="200%" fo:text-indent="0in" style:auto-text-indent="false"/>
    </style:style>
    <style:style style:name="P7" style:family="paragraph" style:parent-style-name="Table_20_Contents">
      <style:paragraph-properties fo:line-height="200%"/>
    </style:style>
    <style:style style:name="P8" style:family="paragraph" style:parent-style-name="Table_20_Contents">
      <style:paragraph-properties fo:line-height="200%" fo:text-align="start" style:justify-single-word="false"/>
    </style:style>
    <style:style style:name="P9" style:family="paragraph" style:parent-style-name="Table_20_Heading">
      <style:paragraph-properties fo:line-height="200%"/>
    </style:style>
    <style:style style:name="P10" style:family="paragraph" style:parent-style-name="Table_20_Heading">
      <style:paragraph-properties fo:line-height="200%" fo:text-align="start" style:justify-single-word="false"/>
    </style:style>
    <style:style style:name="P11" style:family="paragraph" style:parent-style-name="Standard">
      <style:paragraph-properties fo:line-height="200%"/>
    </style:style>
    <style:style style:name="P12" style:family="paragraph" style:parent-style-name="Standard">
      <style:paragraph-properties fo:line-height="200%" fo:text-align="start" style:justify-single-word="false"/>
    </style:style>
    <style:style style:name="P13" style:family="paragraph" style:parent-style-name="Text_20_body">
      <style:paragraph-properties fo:line-height="200%"/>
    </style:style>
    <style:style style:name="P14" style:family="paragraph" style:parent-style-name="Title">
      <style:paragraph-properties fo:line-height="200%"/>
    </style:style>
    <style:style style:name="T1" style:family="text">
      <style:text-properties officeooo:rsid="00963079"/>
    </style:style>
    <style:style style:name="T2" style:family="text">
      <style:text-properties officeooo:rsid="00946385"/>
    </style:style>
    <style:style style:name="T3" style:family="text">
      <style:text-properties officeooo:rsid="00998e28"/>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ans Abrahamsen's Second Period: An Analysis of <text:span text:style-name="T4">Wald</text:span></text:p>
      <text:p text:style-name="P11">Christopher Chandler</text:p>
      <text:h text:style-name="P5" text:outline-level="1">Introduction</text:h>
      <text:p text:style-name="P11">Danish composer Hans Abrahamsen’s piece for large ensemble, <text:span text:style-name="T4">Wald</text:span> (2009), is a "series of variations" building on the opening of his earlier piece for woodwind quintet entitled <text:span text:style-name="T4">Walden</text:span> (1978). This return to his own music stemmed from a crisis in Abrahamsen’s compositional life, between 1991 and 1999, when he took an extended break from composing. During this time, Abrahamsen experienced debilitating writer's block; he wrote that he was "paralyzed by the white paper" and "felt that his music had become so complex that he no longer had the tools to create what he tried to imagine."<text:note text:id="ftn1" text:note-class="footnote"><text:note-citation>1</text:note-citation><text:note-body><text:p text:style-name="Footnote">Robin, “Hans Abrahamsen: Fame and Snow Falling on a Composer.” </text:p></text:note-body></text:note> While he slowed in producing new work, he did not stop working. Throughout this period, which he calls the "fermata" of his compositional life, Abrahamsen found inspiration in arranging and orchestrating other composers' works as well as his own earlier pieces. This period of reflection, contemplation, and private work provided the necessary catalyst leading to a new stylistic period, one built upon the foundations of his first period but extended beyond it to new territory.</text:p>
      <text:p text:style-name="P13">A precocious young composer, Abrahamsen had written a confident body of work by age 27 (1979) and was a prominent figure associated with the Danish "New Simplicity" movement. This movement was largely a reaction against Darmstadt serialism which sought to "establish a perceptible sense of form and to evolve a new relationship with past musical <text:soft-page-break/>styles and objects."<text:note text:id="ftn2" text:note-class="footnote"><text:note-citation>2</text:note-citation><text:note-body><text:p text:style-name="Footnote">Ernste, “Hans Abrahamsen’s <text:span text:style-name="T4">Winternacht:</text:span> Reflections on an Etching by M.C. Escher,” 8. </text:p></text:note-body></text:note> Abrahamsen's works of this first period, including <text:span text:style-name="T4">Ten Preludes for String Quartet</text:span> (1973), <text:span text:style-name="T4">Stratifications</text:span> (1975), <text:span text:style-name="T4">Winternacht</text:span> (1976-78), and <text:span text:style-name="T4">Walden</text:span> (1978), blended the clarity of expression and economy of musical materials associated with "New Simplicity" along with elements of neo-classicism, neo-romanticism, and collage-like polystylism. Later first period works, like <text:span text:style-name="T4">Six Pieces</text:span> (1984) for horn, violin, and piano, and <text:span text:style-name="T4">Märchenbilder</text:span> (1984), and <text:span text:style-name="T4">Lied in Fall</text:span> (1987) show a greater sense of chromaticism and denser, more granular textures, perhaps revealing the influence of his teacher György Ligeti.</text:p>
      <text:p text:style-name="P13">The musical style of Abrahamsen's second period is deeply informed by the groundwork he laid during the period of his "fermata." He returned to his older works and reorchestrated them for alternate ensembles, most notably the woodwind quintet <text:span text:style-name="T4">Walden</text:span> and septet <text:span text:style-name="T4">Winternacht</text:span>. He arranged and orchestrated works by Ives, Nielsen, Nørgård, and Ravel for ensembles ranging in size from woodwind quintet to chamber orchestra. Most importantly, Abrahamsen found inspiration in a set of canons by J.S. Bach<text:note text:id="ftn3" text:note-class="footnote"><text:note-citation>3</text:note-citation><text:note-body><text:p text:style-name="Footnote">BWV 1072-1078</text:p></text:note-body></text:note> that he arranged with a distinctly Minimalist aesthetic, a pairing he would later revisit in <text:span text:style-name="T4">Schnee</text:span> (2006-08).</text:p>
      <text:p text:style-name="P13">Abrahamsen's "fermata" ended with the <text:span text:style-name="T4">Concerto for Piano and Orchestra</text:span> (1999-2000); this work initiated a fertile period of artistic synthesis that combined the practice of returning to previous works (and referencing other composers' works) with new innovations in compositional technique. In this second period, Abrahamsen has returned to previous works in two ways: arrangement for a larger ensemble and starting from an existing germinal motive and expanding upon it significantly. For instance, Abrahamsen recasts the first four movements and eighth movement of <text:span text:style-name="T4">Ten Studies for Piano</text:span> (1984-98) for orchestral forces in <text:span text:style-name="T4">Four Pieces for Orchestra</text:span> (2004) and in the final movement of the <text:span text:style-name="T4">Piano Concerto</text:span>, respectively. <text:span text:style-name="T4">Air</text:span> (2006), for solo accordion, is a reworking and development of material from his first piece for accordion, <text:span text:style-name="T4">Canzone</text:span> (1978), and <text:span text:style-name="T4">Air</text:span> further serves as a point of departure <text:soft-page-break/>for <text:span text:style-name="T4">String Quartet No. 3</text:span> (2008).<text:note text:id="ftn4" text:note-class="footnote"><text:note-citation>4</text:note-citation><text:note-body><text:p text:style-name="Footnote">Abrahamsen, “<text:span text:style-name="T4">String Quartet No. 3</text:span>” Program note. </text:p></text:note-body></text:note></text:p>
      <text:p text:style-name="P13">Beginning with <text:span text:style-name="T4">Schnee</text:span> (2006-08) and <text:span text:style-name="T4">Wald</text:span> (2008-09), Abrahamsen's style crystalized into one based on tightly constrained musical materials, microtonal sonorities, repeating material delineated by repeat signs, frequent changes of meter, tempo modulations, and complex polyrhythms. The two works are drastically different in scope and instrumentation, with <text:span text:style-name="T4">Schnee</text:span> scored for nine musicians lasting an hour and <text:span text:style-name="T4">Wald</text:span> scored for fifteen musicians lasting eighteen minutes. Abrahamsen has nonetheless indicated that <text:span text:style-name="T4">Wald</text:span> is a "twin piece" to <text:span text:style-name="T4">Schnee</text:span><text:note text:id="ftn5" text:note-class="footnote"><text:note-citation>5</text:note-citation><text:note-body><text:p text:style-name="Footnote">Abrahamsen, “<text:span text:style-name="T4">Wald</text:span>” Program note. </text:p></text:note-body></text:note>, and indeed they share not only the aforementioned characteristics but also clearly articulated forms and symmetrical ensemble seating plans.</text:p>
      <text:p text:style-name="P13">While <text:span text:style-name="T4">Schnee</text:span> has gained greater notoriety, due in part to its dramatic hour-long length, <text:span text:style-name="T4">Wald</text:span> better exemplifies the synthesis of his second period, where previous materials are recast and further developed within the context of these new compositional resources. It consists of seven variations based on the beginning of his woodwind quintet <text:span text:style-name="T4">Walden</text:span> (1978), and Abrahamsen has indicated there are additional connections to Robert Schumann's <text:span text:style-name="T4">Waldszenen</text:span>.<text:note text:id="ftn6" text:note-class="footnote"><text:note-citation>6</text:note-citation><text:note-body><text:p text:style-name="Footnote">Ibid. Program note. </text:p></text:note-body></text:note> The thematic material appearing in both <text:span text:style-name="T4">Walden</text:span> and <text:span text:style-name="T4">Wald</text:span> is a rising perfect fourth horn call that elicits responses from other instruments.<text:note text:id="ftn7" text:note-class="footnote"><text:note-citation>7</text:note-citation><text:note-body><text:p text:style-name="Footnote">Ibid. Program note. </text:p></text:note-body></text:note> The horn call repeats but has a slower periodicity than the other responses leading to a gradual change in the order of call and response. The passing of material around the instruments of the ensemble figures prominently throughout the work, and Abrahamsen controls this feature through the symmetrical arrangement of the ensemble into six groups. With these characteristics in mind, <text:span text:style-name="T4">Wald</text:span> represents an excellent case study to discuss the features of Abrahamsen's second period.</text:p>
      <text:h text:style-name="P5" text:outline-level="1"><text:soft-page-break/>Scope and Methodology</text:h>
      <text:p text:style-name="P11">This dissertation has two goals. The principle goal is to examine the innovative compositional practices characteristic of Abrahamsen's second period through an analysis of <text:span text:style-name="T4">Wald</text:span>. The second goal is to examine <text:span text:style-name="T4">Wald</text:span>'s relationship to other music through the following questions: In what ways is <text:span text:style-name="T4">Wald</text:span> based on his earlier work <text:span text:style-name="T4">Walden</text:span>? How is <text:span text:style-name="T4">Wald</text:span> a "twin piece"<text:note text:id="ftn8" text:note-class="footnote"><text:note-citation>8</text:note-citation><text:note-body><text:p text:style-name="Footnote">Ibid. Program note. </text:p></text:note-body></text:note> to <text:span text:style-name="T4">Schnee</text:span>? Is <text:span text:style-name="T4">Wald</text:span> related to Schumann's <text:span text:style-name="T4">Waldszenen</text:span> in any substantial way beyond poetic inspiration?</text:p>
      <text:p text:style-name="P13">In order to conduct this analysis and address these questions, this essay will be divided into three parts. Part one will place Abrahamsen in a historical context by briefly discussing other twentieth-century composers who have exhibited commonalities in the two areas that define his second period: 1) a break preceding a significant change in style, and 2) a predilection for reworking earlier musical material. Part two will provide an overview of <text:span text:style-name="T4">Walden</text:span> and <text:span text:style-name="T4">Wald</text:span> in order to compare and contrast Abrahamsen's first and second period styles. Significant differences will be drawn between the two periods, and the discussion of <text:span text:style-name="T4">Walden</text:span> will largely be limited to the first movement, since it contains the majority of the common material and has connections to the additional movements in the later work. Part three will consist of a detailed analysis of the introduction and seven variations in <text:span text:style-name="T4">Wald</text:span>. The focus will be on the way Abrahamsen recasts the germinal material from <text:span text:style-name="T4">Walden</text:span> and develops it throughout the piece via harmony, orchestration (including timbral choices and the symmetrical ensemble layout), and texture (including metrical choices and polyrhythmic layering).</text:p>
      <text:h text:style-name="P5" text:outline-level="1">A Preliminary View of <text:span text:style-name="T4">Wald</text:span></text:h>
      <text:p text:style-name="P11">An analysis of <text:span text:style-name="T4">Wald</text:span> must first begin with <text:span text:style-name="T4">Walden</text:span>, since it contains the germinal material <text:soft-page-break/>from which <text:span text:style-name="T4">Wald</text:span> is built. Abrahamsen composed <text:span text:style-name="T4">Walden</text:span> in 1978 on a commission from the Funen Wind Quintet. The title of the four-movement work comes from Henry David Thoreau's novel of the same name that documented the American philosopher's "attempt to strip away all the artificial needs imposed by society and rediscover man’s lost unity with nature."<text:note text:id="ftn9" text:note-class="footnote"><text:note-citation>9</text:note-citation><text:note-body><text:p text:style-name="Footnote">Abrahamsen, “<text:span text:style-name="T4">Walden</text:span>” Program note. </text:p></text:note-body></text:note> In the program note for the piece, Abrahamsen describes the musical material and the kinds of processes that interested him:</text:p>
      <text:p text:style-name="P6">Walden was written in a style of re-cycling and "new simplicity." A lot of superfluous material has been peeled away in order to give space to different qualities such as identity and clarity. Various layers are encountered in the quintet such as the organic (growth, flowering, decay), concretism (mechanical patterns) and finally the descriptive (distant horn calls and other ghost-like music of the past enter our consciousness like a dream).<text:note text:id="ftn10" text:note-class="footnote"><text:note-citation>10</text:note-citation><text:note-body><text:p text:style-name="Footnote">Ibid. Program note. </text:p></text:note-body></text:note></text:p>
      <text:p text:style-name="P11">The layers of organicism, concretism, and descriptive are fitting descriptions of how the material unfolds in each movement. Organicism is central to the first and second movements where motives develop gradually through additive processes, for instance two-note becoming three-note melodies and rhythmic augmentation and diminution. The third movement features a three-note pattern articulated heterophonically with polyrhythms (10 over 7 over 4). This susurrous texture gradually decreases in speed and gives way to slow legato oscillating patterns that mechanistically compress in rhythm, ascend in register, and coalesce into an interlocking sixteenth note texture. The "ghost-like music of the past" has relevance to both the horn call of the first movement as well as the fourth movement whose contrapuntal texture is stylistically reminiscent of Baroque music. This final movement features a composite texture of an E-major flute and bassoon duo in 3/4 and an Eb-major trio of oboe, <text:soft-page-break/>clarinet, and horn in 6/8.</text:p>
      <text:p text:style-name="P13">Abrahamsen's unfolding of the first movement's horn call and response is the material that he revisits in <text:span text:style-name="T4">Wald</text:span>. Figure 1 shows the first two of four call and response phrases separated by grand pauses. </text:p>
      <text:p text:style-name="P11"><draw:frame draw:style-name="fr1" draw:name="img1" text:anchor-type="as-char" svg:width="0.0161in" style:rel-width="75%" svg:height="0.0161in" style:rel-height="scale" draw:z-index="0"><draw:image xlink:href="Pictures/100002010000027F000002DF1F6974A3977E783D.png" xlink:type="simple" xlink:show="embed" xlink:actuate="onLoad"/></draw:frame></text:p>
      <text:p text:style-name="P11">Horn call and responses.</text:p>
      <text:p text:style-name="P13">The phrases contain two motives: a single rising Bb-Eb call and three D-F echoing responses. Each instance of the motive differs slightly in rhythmic subdivision, and over the course of the four phrases, Abrahamsen changes the order of the call and responses by rhythmically displacing each instance. Comparing the first phrase to the second, the horn enters within beat 4 as before, but the bassoon enters 5 quarter notes earlier, the clarinet 4 quarter notes, and the flute 4 quarter notes plus one triplet eighth note. This process continues for phrases three and four and ends with the horn motive having rotated to the last order <text:soft-page-break/>position isolated from the other instruments (see Figure 2).</text:p>
      <text:p text:style-name="P11"><draw:frame draw:style-name="fr1" draw:name="img2" text:anchor-type="as-char" svg:width="0.0161in" style:rel-width="75%" svg:height="0.0161in" style:rel-height="scale" draw:z-index="1"><draw:image xlink:href="Pictures/10000201000002740000012C6DCC3E11B90FB5A1.png" xlink:type="simple" xlink:show="embed" xlink:actuate="onLoad"/></draw:frame></text:p>
      <text:p text:style-name="P11">Horn motive phrase four.</text:p>
      <text:p text:style-name="P13">The simplicity and straightforward process-driven development of this material is indicative of Abrahamsen's first period compositional technique. His reworking of this material in <text:span text:style-name="T4">Wald</text:span> retains these qualities yet recasts the material with greater emphasis on timbral nuance.</text:p>
      <text:p text:style-name="P13">The form of <text:span text:style-name="T4">Wald</text:span> consists of an introduction and seven variations whose successive durations decrease over the course of the work. The listing of durations in Table 1, measured from the commercially released recording,<text:note text:id="ftn11" text:note-class="footnote"><text:note-citation>11</text:note-citation><text:note-body><text:p text:style-name="Footnote"><text:span text:style-name="T5">footnote for recording</text:span></text:p></text:note-body></text:note> shows that this decrease is not linear but illustrates Abrahamsen's affinity for compressing global proportions, a technique he also used in <text:span text:style-name="T4">Schnee</text:span>. The effect this produces is <text:span text:style-name="T5">something</text:span>.</text:p>
      <table:table table:name="Table1" table:style-name="Table1">
        <table:table-column table:style-name="Table1.A"/>
        <table:table-column table:style-name="Table1.B"/>
        <table:table-header-rows>
          <text:soft-page-break/>
          <table:table-row>
            <table:table-cell table:style-name="Table1.A1" office:value-type="string">
              <text:p text:style-name="P9">Section</text:p>
            </table:table-cell>
            <table:table-cell table:style-name="Table1.A1" office:value-type="string">
              <text:p text:style-name="P9">Duration</text:p>
            </table:table-cell>
          </table:table-row>
        </table:table-header-rows>
        <table:table-row>
          <table:table-cell table:style-name="Table1.A1" office:value-type="string">
            <text:p text:style-name="P7">Introduction</text:p>
          </table:table-cell>
          <table:table-cell table:style-name="Table1.A1" office:value-type="string">
            <text:p text:style-name="P7">3:10</text:p>
          </table:table-cell>
        </table:table-row>
        <table:table-row>
          <table:table-cell table:style-name="Table1.A1" office:value-type="string">
            <text:p text:style-name="P7">Variation 1</text:p>
          </table:table-cell>
          <table:table-cell table:style-name="Table1.A1" office:value-type="string">
            <text:p text:style-name="P7">2:38</text:p>
          </table:table-cell>
        </table:table-row>
        <table:table-row>
          <table:table-cell table:style-name="Table1.A1" office:value-type="string">
            <text:p text:style-name="P7">Variation 2</text:p>
          </table:table-cell>
          <table:table-cell table:style-name="Table1.A1" office:value-type="string">
            <text:p text:style-name="P7">2:09</text:p>
          </table:table-cell>
        </table:table-row>
        <table:table-row>
          <table:table-cell table:style-name="Table1.A1" office:value-type="string">
            <text:p text:style-name="P7">Variation 3</text:p>
          </table:table-cell>
          <table:table-cell table:style-name="Table1.A1" office:value-type="string">
            <text:p text:style-name="P7">2:35</text:p>
          </table:table-cell>
        </table:table-row>
        <table:table-row>
          <table:table-cell table:style-name="Table1.A1" office:value-type="string">
            <text:p text:style-name="P7">Variation 4</text:p>
          </table:table-cell>
          <table:table-cell table:style-name="Table1.A1" office:value-type="string">
            <text:p text:style-name="P7">2:00</text:p>
          </table:table-cell>
        </table:table-row>
        <table:table-row>
          <table:table-cell table:style-name="Table1.A1" office:value-type="string">
            <text:p text:style-name="P7">Variation 5</text:p>
          </table:table-cell>
          <table:table-cell table:style-name="Table1.A1" office:value-type="string">
            <text:p text:style-name="P7">1:39</text:p>
          </table:table-cell>
        </table:table-row>
        <table:table-row>
          <table:table-cell table:style-name="Table1.A1" office:value-type="string">
            <text:p text:style-name="P7">Variation 6</text:p>
          </table:table-cell>
          <table:table-cell table:style-name="Table1.A1" office:value-type="string">
            <text:p text:style-name="P7">1:31</text:p>
          </table:table-cell>
        </table:table-row>
        <table:table-row>
          <table:table-cell table:style-name="Table1.A1" office:value-type="string">
            <text:p text:style-name="P7">Variation 7</text:p>
          </table:table-cell>
          <table:table-cell table:style-name="Table1.A1" office:value-type="string">
            <text:p text:style-name="P7">1:18</text:p>
          </table:table-cell>
        </table:table-row>
      </table:table>
      <text:p text:style-name="P11">Sectional proportions</text:p>
      <text:p text:style-name="P11">These variations are juxtaposed with little to no transitional material. Their boundaries and subsections are clearly demarcated in the score through the use of different tempi, meters, descriptive markings, and double bar lines. Table 2 gives a comprehensive list of every tempo change and descriptive marking that accompanies a new subsection or variatio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0">Section</text:p>
            </table:table-cell>
            <table:table-cell table:style-name="Table2.A1" office:value-type="string">
              <text:p text:style-name="P10">Measures</text:p>
            </table:table-cell>
            <table:table-cell table:style-name="Table2.A1" office:value-type="string">
              <text:p text:style-name="P10">Tempo</text:p>
            </table:table-cell>
            <table:table-cell table:style-name="Table2.A1" office:value-type="string">
              <text:p text:style-name="P10">Descriptive markings</text:p>
            </table:table-cell>
          </table:table-row>
        </table:table-header-rows>
        <table:table-row>
          <table:table-cell table:style-name="Table2.A1" office:value-type="string">
            <text:p text:style-name="P8">Intro</text:p>
          </table:table-cell>
          <table:table-cell table:style-name="Table2.A1" office:value-type="string">
            <text:p text:style-name="P8">mm. 1-108</text:p>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8">1</text:p>
          </table:table-cell>
          <table:table-cell table:style-name="Table2.A1" office:value-type="string">
            <text:p text:style-name="P8">Tempo I = 88</text:p>
          </table:table-cell>
          <table:table-cell table:style-name="Table2.A1" office:value-type="string">
            <text:p text:style-name="P8">Allegro con bri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wie aus der Ferne"</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as from a distance")</text:p>
          </table:table-cell>
        </table:table-row>
        <table:table-row>
          <table:table-cell table:style-name="Table2.A1" office:value-type="string">
            <text:p text:style-name="P12"/>
          </table:table-cell>
          <table:table-cell table:style-name="Table2.A1" office:value-type="string">
            <text:p text:style-name="P8">37</text:p>
          </table:table-cell>
          <table:table-cell table:style-name="Table2.A1" office:value-type="string">
            <text:p text:style-name="P8">Tempo II = 66</text:p>
          </table:table-cell>
          <table:table-cell table:style-name="Table2.A1" office:value-type="string">
            <text:p text:style-name="P8">Poco meno ma maestos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poco grottesco e ironico</text:p>
          </table:table-cell>
        </table:table-row>
        <table:table-row>
          <table:table-cell table:style-name="Table2.A1" office:value-type="string">
            <text:p text:style-name="P12"/>
          </table:table-cell>
          <table:table-cell table:style-name="Table2.A1" office:value-type="string">
            <text:p text:style-name="P8">73</text:p>
          </table:table-cell>
          <table:table-cell table:style-name="Table2.A1" office:value-type="string">
            <text:p text:style-name="P8">Tempo III = 100</text:p>
          </table:table-cell>
          <table:table-cell table:style-name="Table2.A1" office:value-type="string">
            <text:p text:style-name="P8">Allegro vivace e agitat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aufgeregt" ("excited")</text:p>
          </table:table-cell>
        </table:table-row>
        <table:table-row>
          <table:table-cell table:style-name="Table2.A1" office:value-type="string">
            <text:p text:style-name="P12"/>
          </table:table-cell>
          <table:table-cell table:style-name="Table2.A1" office:value-type="string">
            <text:p text:style-name="P8">91</text:p>
          </table:table-cell>
          <table:table-cell table:style-name="Table2.A1" office:value-type="string">
            <text:p text:style-name="P8">Tempo IV = 88</text:p>
          </table:table-cell>
          <table:table-cell table:style-name="Table2.A1" office:value-type="string">
            <text:p text:style-name="P8">Meno mosso, soave e fluente</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8">Var 1</text:p>
          </table:table-cell>
          <table:table-cell table:style-name="Table2.A1" office:value-type="string">
            <text:p text:style-name="P8">mm. 109-267</text:p>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8">109</text:p>
          </table:table-cell>
          <table:table-cell table:style-name="Table2.A1" office:value-type="string">
            <text:p text:style-name="P8">Tempo I = 92</text:p>
          </table:table-cell>
          <table:table-cell table:style-name="Table2.A1" office:value-type="string">
            <text:p text:style-name="P8">Allegro con bri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ma un poco piu moss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ancora "wie aus der Ferne"</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yet "as from a distance")</text:p>
          </table:table-cell>
        </table:table-row>
        <table:table-row>
          <table:table-cell table:style-name="Table2.A1" office:value-type="string">
            <text:p text:style-name="P12"/>
          </table:table-cell>
          <table:table-cell table:style-name="Table2.A1" office:value-type="string">
            <text:p text:style-name="P8">171</text:p>
          </table:table-cell>
          <table:table-cell table:style-name="Table2.A1" office:value-type="string">
            <text:p text:style-name="P8">Tempo II = 77</text:p>
          </table:table-cell>
          <table:table-cell table:style-name="Table2.A1" office:value-type="string">
            <text:p text:style-name="P8">Poco meno maestos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ma un poco piu moss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ma poco lamentoso</text:p>
          </table:table-cell>
        </table:table-row>
        <table:table-row>
          <table:table-cell table:style-name="Table2.A1" office:value-type="string">
            <text:p text:style-name="P12"/>
          </table:table-cell>
          <table:table-cell table:style-name="Table2.A1" office:value-type="string">
            <text:p text:style-name="P8">238</text:p>
          </table:table-cell>
          <table:table-cell table:style-name="Table2.A1" office:value-type="string">
            <text:p text:style-name="P8">Tempo III = 100</text:p>
          </table:table-cell>
          <table:table-cell table:style-name="Table2.A1" office:value-type="string">
            <text:p text:style-name="P8">Allegro vivace e piu agitat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sehr aufgeregt" ("very excited")</text:p>
          </table:table-cell>
        </table:table-row>
        <table:table-row>
          <table:table-cell table:style-name="Table2.A1" office:value-type="string">
            <text:p text:style-name="P12"/>
          </table:table-cell>
          <table:table-cell table:style-name="Table2.A1" office:value-type="string">
            <text:p text:style-name="P8">254</text:p>
          </table:table-cell>
          <table:table-cell table:style-name="Table2.A1" office:value-type="string">
            <text:p text:style-name="P8">Tempo IV = 88</text:p>
          </table:table-cell>
          <table:table-cell table:style-name="Table2.A1" office:value-type="string">
            <text:p text:style-name="P8">Meno mosso, soave e fluente</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8">Var 2</text:p>
          </table:table-cell>
          <table:table-cell table:style-name="Table2.A1" office:value-type="string">
            <text:p text:style-name="P8">mm. 268-408</text:p>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8">268</text:p>
          </table:table-cell>
          <table:table-cell table:style-name="Table2.A1" office:value-type="string">
            <text:p text:style-name="P8">Tempo I = 94</text:p>
          </table:table-cell>
          <table:table-cell table:style-name="Table2.A1" office:value-type="string">
            <text:p text:style-name="P8">Allegro con bri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ma sempre poco piu mosso</text:p>
          </table:table-cell>
        </table:table-row>
        <table:table-row>
          <table:table-cell table:style-name="Table2.A1" office:value-type="string">
            <text:p text:style-name="P12"/>
          </table:table-cell>
          <table:table-cell table:style-name="Table2.A1" office:value-type="string">
            <text:p text:style-name="P8">322</text:p>
          </table:table-cell>
          <table:table-cell table:style-name="Table2.A1" office:value-type="string">
            <text:p text:style-name="P8">Tempo II = 82</text:p>
          </table:table-cell>
          <table:table-cell table:style-name="Table2.A1" office:value-type="string">
            <text:p text:style-name="P8">Un poco men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ma ancora piu moss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lamentoso e melancolico</text:p>
          </table:table-cell>
        </table:table-row>
        <table:table-row>
          <table:table-cell table:style-name="Table2.A1" office:value-type="string">
            <text:p text:style-name="P12"/>
          </table:table-cell>
          <table:table-cell table:style-name="Table2.A1" office:value-type="string">
            <text:p text:style-name="P8">382</text:p>
          </table:table-cell>
          <table:table-cell table:style-name="Table2.A1" office:value-type="string">
            <text:p text:style-name="P8">Tempo III = 100</text:p>
          </table:table-cell>
          <table:table-cell table:style-name="Table2.A1" office:value-type="string">
            <text:p text:style-name="P8">Allegro vivace e agitat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wieder aufgeregt"</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excited again")</text:p>
          </table:table-cell>
        </table:table-row>
        <text:soft-page-break/>
        <table:table-row>
          <table:table-cell table:style-name="Table2.A1" office:value-type="string">
            <text:p text:style-name="P12"/>
          </table:table-cell>
          <table:table-cell table:style-name="Table2.A1" office:value-type="string">
            <text:p text:style-name="P8">402</text:p>
          </table:table-cell>
          <table:table-cell table:style-name="Table2.A1" office:value-type="string">
            <text:p text:style-name="P8">Tempo IV = 88</text:p>
          </table:table-cell>
          <table:table-cell table:style-name="Table2.A1" office:value-type="string">
            <text:p text:style-name="P8">Meno mosso, soave e fluente</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8">Var 3</text:p>
          </table:table-cell>
          <table:table-cell table:style-name="Table2.A1" office:value-type="string">
            <text:p text:style-name="P8">mm. 409-442</text:p>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8">409</text:p>
          </table:table-cell>
          <table:table-cell table:style-name="Table2.A1" office:value-type="string">
            <text:p text:style-name="P8">= 32</text:p>
          </table:table-cell>
          <table:table-cell table:style-name="Table2.A1" office:value-type="string">
            <text:p text:style-name="P8">Adagio misterioso ("Nachtmusik")</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8">Var 4</text:p>
          </table:table-cell>
          <table:table-cell table:style-name="Table2.A1" office:value-type="string">
            <text:p text:style-name="P8">mm. 443-473</text:p>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8">443</text:p>
          </table:table-cell>
          <table:table-cell table:style-name="Table2.A1" office:value-type="string">
            <text:p text:style-name="P8">= 32</text:p>
          </table:table-cell>
          <table:table-cell table:style-name="Table2.A1" office:value-type="string">
            <text:p text:style-name="P8">Stesso temp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8">Var 5</text:p>
          </table:table-cell>
          <table:table-cell table:style-name="Table2.A1" office:value-type="string">
            <text:p text:style-name="P8">mm. 474-581</text:p>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8">474</text:p>
          </table:table-cell>
          <table:table-cell table:style-name="Table2.A1" office:value-type="string">
            <text:p text:style-name="P8">= 64</text:p>
          </table:table-cell>
          <table:table-cell table:style-name="Table2.A1" office:value-type="string">
            <text:p text:style-name="P8">Con nuova energia</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Wie ein plötzliches Erwachen"</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Like a sudden awakening")</text:p>
          </table:table-cell>
        </table:table-row>
        <table:table-row>
          <table:table-cell table:style-name="Table2.A1" office:value-type="string">
            <text:p text:style-name="P12"/>
          </table:table-cell>
          <table:table-cell table:style-name="Table2.A1" office:value-type="string">
            <text:p text:style-name="P8">490</text:p>
          </table:table-cell>
          <table:table-cell table:style-name="Table2.A1" office:value-type="string">
            <text:p text:style-name="P8">= 144</text:p>
          </table:table-cell>
          <table:table-cell table:style-name="Table2.A1" office:value-type="string">
            <text:p text:style-name="P8">Vivo furios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vielleicht eine Jagd")</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perhaps a hunting")</text:p>
          </table:table-cell>
        </table:table-row>
        <table:table-row>
          <table:table-cell table:style-name="Table2.A1" office:value-type="string">
            <text:p text:style-name="P12"/>
          </table:table-cell>
          <table:table-cell table:style-name="Table2.A1" office:value-type="string">
            <text:p text:style-name="P8">522</text:p>
          </table:table-cell>
          <table:table-cell table:style-name="Table2.A1" office:value-type="string">
            <text:p text:style-name="P8">= 165</text:p>
          </table:table-cell>
          <table:table-cell table:style-name="Table2.A1" office:value-type="string">
            <text:p text:style-name="P8">Presto volante</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galoppierend, immer vorwärts")</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8">("galloping, always forward")</text:p>
          </table:table-cell>
        </table:table-row>
        <table:table-row>
          <table:table-cell table:style-name="Table2.A1" office:value-type="string">
            <text:p text:style-name="P12"/>
          </table:table-cell>
          <table:table-cell table:style-name="Table2.A1" office:value-type="string">
            <text:p text:style-name="P8">562</text:p>
          </table:table-cell>
          <table:table-cell table:style-name="Table2.A1" office:value-type="string">
            <text:p text:style-name="P8">= 132</text:p>
          </table:table-cell>
          <table:table-cell table:style-name="Table2.A1" office:value-type="string">
            <text:p text:style-name="P8">Più moss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8">Var 6</text:p>
          </table:table-cell>
          <table:table-cell table:style-name="Table2.A1" office:value-type="string">
            <text:p text:style-name="P8">mm. 582-594</text:p>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8">582</text:p>
          </table:table-cell>
          <table:table-cell table:style-name="Table2.A1" office:value-type="string">
            <text:p text:style-name="P8">= 66</text:p>
          </table:table-cell>
          <table:table-cell table:style-name="Table2.A1" office:value-type="string">
            <text:p text:style-name="P8">Andante mesto</text:p>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8">Var 7</text:p>
          </table:table-cell>
          <table:table-cell table:style-name="Table2.A1" office:value-type="string">
            <text:p text:style-name="P8">mm. 595-605</text:p>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8">595</text:p>
          </table:table-cell>
          <table:table-cell table:style-name="Table2.A1" office:value-type="string">
            <text:p text:style-name="P8">= 64</text:p>
          </table:table-cell>
          <table:table-cell table:style-name="Table2.A1" office:value-type="string">
            <text:p text:style-name="P8">Piu lento</text:p>
          </table:table-cell>
        </table:table-row>
      </table:table>
      <text:p text:style-name="P11"><text:span text:style-name="T4">Wald</text:span> form.</text:p>
      <text:p text:style-name="P11">This table indicates variations and sections that are musically connected through these indications, but of course, do not describe the full extent of their relationships. There are many interrelated sections and variations across the piece, and the entire form of the work can be grouped in the following way:</text:p>
      <text:p text:style-name="P6">A: Introduction, Variation 1, Variation 2 \ B: Variation 3 and Variation 4 \ C: Variation 5 \ D: Variation 6 and Variation 7 \</text:p>
      <text:p text:style-name="P11">The introduction establishes the primary material that is continually revisited throughout the work. Variation 1 and 2 are very close re-readings of the introduction with differences in proportion, orchestration, and motivic development. These three sections, grouped together in the previous list as A, each contain four subsections differing in tempo, harmony, and activity. <text:soft-page-break/>Variation 3 and 4 contain the quietest, calmest, and most introverted music, while Variation 5 functions as the climax, containing the loudest, most chaotic, and texturally dense music. Variations 6 and 7 are harmonically related to the fourth subsection A and contain similar material with different orchestrations.</text:p>
      <text:p text:style-name="P13">The orchestrational details of <text:span text:style-name="T4">Wald</text:span> is largely connected to how Abrahamsen arranges the instruments in</text:p>
      <text:p text:style-name="P13">The process of rhythmic displacement is further expanded applying not only to motivic order rotation but also pitch order rotation. A brief examination of the material from first two sections of the introduction (measures 1-72) will.</text:p>
      <text:p text:style-name="P11"><draw:frame draw:style-name="fr1" draw:name="img3" text:anchor-type="as-char" svg:width="0.0161in" style:rel-width="75%" svg:height="0.0161in" style:rel-height="scale" draw:z-index="2"><draw:image xlink:href="Pictures/100002010000022300000265D261ACBCC2E9B1A0.png" xlink:type="simple" xlink:show="embed" xlink:actuate="onLoad"/></draw:frame></text:p>
      <text:p text:style-name="P11">Wald seating plan.</text:p>
      <text:h text:style-name="P5" text:outline-level="1"><text:soft-page-break/>Summary of the Literature</text:h>
      <text:p text:style-name="P11">Relatively unknown outside of Europe until recently, Abrahamsen's international profile has expanded significantly after the composition of <text:span text:style-name="T4">Schnee</text:span> and more recently with the Berlin Philharmonic premiere of the song cycle <text:span text:style-name="T4">let me tell you</text:span> (2014). The Cleveland Orchestra's recent American tour of this piece and its receipt of the 2016 Grawemeyer Award for Music has brought further attention to Abrahamsen in the United States.</text:p>
      <text:p text:style-name="P13">However, little analytical work has been conducted on his music. Danish composer Karl Aage Rasmussen and scholar John David White have written books profiling Danish and Nordic composers respectively, but their discussion of Abrahamsen is limited to his earlier career, from the 1970s and 1980s.<text:note text:id="ftn12" text:note-class="footnote"><text:note-citation>12</text:note-citation><text:note-body><text:p text:style-name="Footnote">Rasmussen, <text:span text:style-name="T4">Noteworthy Danes</text:span>. White, <text:span text:style-name="T4">New Music of the Nordic Countries</text:span>. </text:p></text:note-body></text:note> Composer Kevin Ernste's dissertation on <text:span text:style-name="T4">Winternacht</text:span> (1978) represents one of the only in-depth analyses of his music. Considering the existing scholarship's focus on the music of Abrahamsen's first period, this dissertation would represent a significant and original contribution to the knowledge on the music of his second period.</text:p>
      <text:h text:style-name="P5" text:outline-level="1">Bibliography</text:h>
      <text:p text:style-name="P11"/>
      <text:p text:style-name="P13">Abrahamsen, Hans. “<text:span text:style-name="T4">String Quartet No. 3</text:span>,” 2008. <text:a xlink:type="simple" xlink:href="http://www.musicsalesclassical.com/composer/work/1/36682" text:style-name="Internet_20_link" text:visited-style-name="Visited_20_Internet_20_Link"><text:span text:style-name="Definition">http://www.musicsalesclassical.com/composer/work/1/36682</text:span></text:a>.</text:p>
      <text:p text:style-name="P13">———. “<text:span text:style-name="T4">Walden</text:span>,” 1978. <text:a xlink:type="simple" xlink:href="http://www.musicsalesclassical.com/composer/work/1/21805" text:style-name="Internet_20_link" text:visited-style-name="Visited_20_Internet_20_Link"><text:span text:style-name="Definition">http://www.musicsalesclassical.com/composer/work/1/21805</text:span></text:a>.</text:p>
      <text:p text:style-name="P13">———. “<text:span text:style-name="T4">Wald</text:span>,” 2009. <text:a xlink:type="simple" xlink:href="http://www.musicsalesclassical.com/composer/work/1/43185" text:style-name="Internet_20_link" text:visited-style-name="Visited_20_Internet_20_Link"><text:span text:style-name="Definition">http://www.musicsalesclassical.com/composer/work/1/43185</text:span></text:a>.</text:p>
      <text:p text:style-name="P13">Ernste, Kevin. “Hans Abrahamsen’s <text:span text:style-name="T4">Winternacht:</text:span> Reflections on an Etching by M.C. Escher.” PhD thesis, University of Rochester, 2006.</text:p>
      <text:p text:style-name="P13">Johnson, Stephen. “<text:span text:style-name="T4">Fire Stykker for Orkester</text:span>,” 2004. <text:soft-page-break/><text:a xlink:type="simple" xlink:href="http://www.musicsalesclassical.com/composer/work/1/20289" text:style-name="Internet_20_link" text:visited-style-name="Visited_20_Internet_20_Link"><text:span text:style-name="Definition">http://www.musicsalesclassical.com/composer/work/1/20289</text:span></text:a>.</text:p>
      <text:p text:style-name="P13">Rasmussen, Karl Aage. <text:span text:style-name="T4">Noteworthy Danes: Portraits of Eleven Danish Composers</text:span>. Copenhagen: Wilhelm Hansen, 1991.</text:p>
      <text:p text:style-name="P13">Robin, William. “Hans Abrahamsen: Fame and Snow Falling on a Composer,” 2016. <text:a xlink:type="simple" xlink:href="http://www.nytimes.com/2016/03/13/arts/music/hans-abrahamsen-fame-and-snow-falling-on-a-composer.html" text:style-name="Internet_20_link" text:visited-style-name="Visited_20_Internet_20_Link"><text:span text:style-name="Definition">http://www.nytimes.com/2016/03/13/arts/music/hans-abrahamsen-fame-and-snow-falling-on-a-composer.html</text:span></text:a>.</text:p>
      <text:p text:style-name="P13">White, John David. <text:span text:style-name="T4">New Music of the Nordic Countries</text:span>. Hillsdale, NY: Pendragon Press,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align="start" style:justify-single-word="false" fo:text-indent="0in" style:auto-text-indent="tru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965in" loext:contextual-spacing="false" fo:text-align="center" style:justify-single-word="false" fo:text-indent="0in"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5in" fo:margin-right="0.0783in" fo:margin-top="0in" fo:margin-bottom="0.1965in" loext:contextual-spacing="false" fo:line-height="200%" fo:text-indent="-0.5in" style:auto-text-indent="false" style:page-number="auto">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0972in" fo:margin-bottom="0.0835in" loext:contextual-spacing="false" fo:text-indent="0in"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992in" fo:margin-right="0in" fo:margin-top="0.0835in" fo:margin-bottom="0.0835in" loext:contextual-spacing="false" fo:text-indent="0in"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729fcf"/>
      <style:paragraph-properties fo:margin-left="0.2992in" fo:margin-right="0in" fo:margin-top="0.0835in" fo:margin-bottom="0.0417in" loext:contextual-spacing="false" fo:text-indent="0in" style:auto-text-indent="false" fo:background-color="transparent"/>
      <style:text-properties fo:font-size="12pt" fo:font-style="italic" fo:font-weight="normal" style:font-size-asian="85%" style:font-weight-asian="bold" style:font-size-complex="85%" style:font-weight-complex="bold"/>
    </style:style>
    <style:style style:name="Abstract_20__26__20_Body_20_Headline" style:display-name="Abstract &amp; Body Headline" style:family="paragraph" style:parent-style-name="Text_20_body" style:next-style-name="Text_20_body">
      <style:paragraph-properties fo:margin-left="0in" fo:margin-right="0in" fo:text-align="center" style:justify-single-word="false" fo:text-indent="0in" style:auto-text-indent="false"/>
    </style:style>
    <style:style style:name="Text" style:family="paragraph" style:parent-style-name="Caption" style:class="extra"/>
    <style:style style:name="Keywords" style:family="paragraph" style:parent-style-name="Text_20_body" style:master-page-name="">
      <style:paragraph-properties fo:text-align="center" style:justify-single-word="false" style:page-number="auto"/>
      <style:text-properties style:font-size-asian="10.5pt"/>
    </style:style>
    <style:style style:name="Illustration" style:family="paragraph" style:parent-style-name="Caption" style:class="extra" style:master-page-name="">
      <loext:graphic-properties draw:fill="none" draw:fill-color="#729fcf"/>
      <style:paragraph-properties style:page-number="auto" fo:background-color="transparent"/>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text-align="center" style:justify-single-word="false" style:page-number="auto"/>
    </style:style>
    <style:style style:name="Abstract_20_Paragraph" style:display-name="Abstract Paragraph" style:family="paragraph" style:parent-style-name="Text_20_body">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Definition"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06b03" officeooo:paragraph-rsid="00941a6f"/>
    </style:style>
    <style:style style:name="MP2" style:family="paragraph" style:parent-style-name="Header">
      <style:text-properties officeooo:rsid="00906b03" officeooo:paragraph-rsid="00906b03"/>
    </style:style>
    <style:style style:name="MP3" style:family="paragraph" style:parent-style-name="Header">
      <style:paragraph-properties fo:text-align="start" style:justify-single-word="false"/>
      <style:text-properties officeooo:paragraph-rsid="00922f50"/>
    </style:style>
    <style:style style:name="MP4" style:family="paragraph" style:parent-style-name="Header">
      <style:paragraph-properties fo:text-align="start" style:justify-single-word="false"/>
      <style:text-properties officeooo:paragraph-rsid="0099944c"/>
    </style:style>
    <style:style style:name="MT1" style:family="text">
      <style:text-properties officeooo:rsid="00963079"/>
    </style:style>
    <style:style style:name="MT2" style:family="text">
      <style:text-properties officeooo:rsid="00946385"/>
    </style:style>
    <style:style style:name="MT3" style:family="text">
      <style:text-properties officeooo:rsid="00998e28"/>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ext:tab/><text:tab/></text:span><text:span text:style-name="MT1"><text:page-number text:select-page="current">12</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0</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0</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0</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ns Abrahamsen's Second Period: An Analysis of Wald</dc:title>
    <dc:date>2016-04-17T21:41:22.310005000</dc:date>
    <meta:editing-duration>PT1M30S</meta:editing-duration>
    <meta:editing-cycles>1</meta:editing-cycles>
    <meta:document-statistic meta:table-count="2" meta:image-count="3" meta:object-count="0" meta:page-count="12" meta:paragraph-count="181" meta:word-count="2546" meta:character-count="16568" meta:non-whitespace-character-count="14184"/>
    <meta:generator>LibreOffice/5.0.3.2$MacOSX_X86_64 LibreOffice_project/e5f16313668ac592c1bfb310f4390624e3dbfb75</meta:generator>
  </office:meta>
</office:document-meta>
</file>